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6.9mm"/>
    </style:style>
    <style:style style:name="co2" style:family="table-column">
      <style:table-column-properties fo:break-before="auto" style:column-width="31.54mm"/>
    </style:style>
    <style:style style:name="co3" style:family="table-column">
      <style:table-column-properties fo:break-before="auto" style:column-width="62.81mm"/>
    </style:style>
    <style:style style:name="co4" style:family="table-column">
      <style:table-column-properties fo:break-before="auto" style:column-width="42.44mm"/>
    </style:style>
    <style:style style:name="co5" style:family="table-column">
      <style:table-column-properties fo:break-before="auto" style:column-width="55.65mm"/>
    </style:style>
    <style:style style:name="co6" style:family="table-column">
      <style:table-column-properties fo:break-before="auto" style:column-width="66.53mm"/>
    </style:style>
    <style:style style:name="co7" style:family="table-column">
      <style:table-column-properties fo:break-before="auto" style:column-width="24.06mm"/>
    </style:style>
    <style:style style:name="co8" style:family="table-column">
      <style:table-column-properties fo:break-before="auto" style:column-width="45.47mm"/>
    </style:style>
    <style:style style:name="co9" style:family="table-column">
      <style:table-column-properties fo:break-before="auto" style:column-width="47.17mm"/>
    </style:style>
    <style:style style:name="co10" style:family="table-column">
      <style:table-column-properties fo:break-before="auto" style:column-width="79.06mm"/>
    </style:style>
    <style:style style:name="co11" style:family="table-column">
      <style:table-column-properties fo:break-before="auto" style:column-width="24.84mm"/>
    </style:style>
    <style:style style:name="co12" style:family="table-column">
      <style:table-column-properties fo:break-before="auto" style:column-width="27.69mm"/>
    </style:style>
    <style:style style:name="co13" style:family="table-column">
      <style:table-column-properties fo:break-before="auto" style:column-width="33.83mm"/>
    </style:style>
    <style:style style:name="co14" style:family="table-column">
      <style:table-column-properties fo:break-before="auto" style:column-width="28.98mm"/>
    </style:style>
    <style:style style:name="co15" style:family="table-column">
      <style:table-column-properties fo:break-before="auto" style:column-width="34.06mm"/>
    </style:style>
    <style:style style:name="co16" style:family="table-column">
      <style:table-column-properties fo:break-before="auto" style:column-width="37.89mm"/>
    </style:style>
    <style:style style:name="co17" style:family="table-column">
      <style:table-column-properties fo:break-before="auto" style:column-width="44.26mm"/>
    </style:style>
    <style:style style:name="co18" style:family="table-column">
      <style:table-column-properties fo:break-before="auto" style:column-width="47.45mm"/>
    </style:style>
    <style:style style:name="co19" style:family="table-column">
      <style:table-column-properties fo:break-before="auto" style:column-width="64.91mm"/>
    </style:style>
    <style:style style:name="co20" style:family="table-column">
      <style:table-column-properties fo:break-before="auto" style:column-width="73.06mm"/>
    </style:style>
    <style:style style:name="co21" style:family="table-column">
      <style:table-column-properties fo:break-before="auto" style:column-width="93.96mm"/>
    </style:style>
    <style:style style:name="co22" style:family="table-column">
      <style:table-column-properties fo:break-before="auto" style:column-width="135.48mm"/>
    </style:style>
    <style:style style:name="co23" style:family="table-column">
      <style:table-column-properties fo:break-before="auto" style:column-width="113.33mm"/>
    </style:style>
    <style:style style:name="co24" style:family="table-column">
      <style:table-column-properties fo:break-before="auto" style:column-width="93.2mm"/>
    </style:style>
    <style:style style:name="co25" style:family="table-column">
      <style:table-column-properties fo:break-before="auto" style:column-width="61.35mm"/>
    </style:style>
    <style:style style:name="co26" style:family="table-column">
      <style:table-column-properties fo:break-before="auto" style:column-width="35.1mm"/>
    </style:style>
    <style:style style:name="co27" style:family="table-column">
      <style:table-column-properties fo:break-before="auto" style:column-width="41.98mm"/>
    </style:style>
    <style:style style:name="co28" style:family="table-column">
      <style:table-column-properties fo:break-before="auto" style:column-width="80.96mm"/>
    </style:style>
    <style:style style:name="co29" style:family="table-column">
      <style:table-column-properties fo:break-before="auto" style:column-width="119.7mm"/>
    </style:style>
    <style:style style:name="co30" style:family="table-column">
      <style:table-column-properties fo:break-before="auto" style:column-width="64.4mm"/>
    </style:style>
    <style:style style:name="co31" style:family="table-column">
      <style:table-column-properties fo:break-before="auto" style:column-width="88.11mm"/>
    </style:style>
    <style:style style:name="co32" style:family="table-column">
      <style:table-column-properties fo:break-before="auto" style:column-width="99.82mm"/>
    </style:style>
    <style:style style:name="co33" style:family="table-column">
      <style:table-column-properties fo:break-before="auto" style:column-width="62.88mm"/>
    </style:style>
    <style:style style:name="co34" style:family="table-column">
      <style:table-column-properties fo:break-before="auto" style:column-width="71.54mm"/>
    </style:style>
    <style:style style:name="co35" style:family="table-column">
      <style:table-column-properties fo:break-before="auto" style:column-width="78.93mm"/>
    </style:style>
    <style:style style:name="co36" style:family="table-column">
      <style:table-column-properties fo:break-before="auto" style:column-width="51.42mm"/>
    </style:style>
    <style:style style:name="co37" style:family="table-column">
      <style:table-column-properties fo:break-before="auto" style:column-width="126.31mm"/>
    </style:style>
    <style:style style:name="co38" style:family="table-column">
      <style:table-column-properties fo:break-before="auto" style:column-width="63.64mm"/>
    </style:style>
    <style:style style:name="co39" style:family="table-column">
      <style:table-column-properties fo:break-before="auto" style:column-width="74.86mm"/>
    </style:style>
    <style:style style:name="co40" style:family="table-column">
      <style:table-column-properties fo:break-before="auto" style:column-width="38.42mm"/>
    </style:style>
    <style:style style:name="co41" style:family="table-column">
      <style:table-column-properties fo:break-before="auto" style:column-width="75.62mm"/>
    </style:style>
    <style:style style:name="co42" style:family="table-column">
      <style:table-column-properties fo:break-before="auto" style:column-width="114.34mm"/>
    </style:style>
    <style:style style:name="co43" style:family="table-column">
      <style:table-column-properties fo:break-before="auto" style:column-width="72.57mm"/>
    </style:style>
    <style:style style:name="co44" style:family="table-column">
      <style:table-column-properties fo:break-before="auto" style:column-width="80.45mm"/>
    </style:style>
    <style:style style:name="co45" style:family="table-column">
      <style:table-column-properties fo:break-before="auto" style:column-width="128.09mm"/>
    </style:style>
    <style:style style:name="co46" style:family="table-column">
      <style:table-column-properties fo:break-before="auto" style:column-width="109.26mm"/>
    </style:style>
    <style:style style:name="co47" style:family="table-column">
      <style:table-column-properties fo:break-before="auto" style:column-width="108.99mm"/>
    </style:style>
    <style:style style:name="co48" style:family="table-column">
      <style:table-column-properties fo:break-before="auto" style:column-width="43mm"/>
    </style:style>
    <style:style style:name="co49" style:family="table-column">
      <style:table-column-properties fo:break-before="auto" style:column-width="55.49mm"/>
    </style:style>
    <style:style style:name="co50" style:family="table-column">
      <style:table-column-properties fo:break-before="auto" style:column-width="54.47mm"/>
    </style:style>
    <style:style style:name="co51" style:family="table-column">
      <style:table-column-properties fo:break-before="auto" style:column-width="65.18mm"/>
    </style:style>
    <style:style style:name="co52" style:family="table-column">
      <style:table-column-properties fo:break-before="auto" style:column-width="32.56mm"/>
    </style:style>
    <style:style style:name="co53" style:family="table-column">
      <style:table-column-properties fo:break-before="auto" style:column-width="63.39mm"/>
    </style:style>
    <style:style style:name="co54" style:family="table-column">
      <style:table-column-properties fo:break-before="auto" style:column-width="50.91mm"/>
    </style:style>
    <style:style style:name="co55" style:family="table-column">
      <style:table-column-properties fo:break-before="auto" style:column-width="130.65mm"/>
    </style:style>
    <style:style style:name="co56" style:family="table-column">
      <style:table-column-properties fo:break-before="auto" style:column-width="47.84mm"/>
    </style:style>
    <style:style style:name="co57" style:family="table-column">
      <style:table-column-properties fo:break-before="auto" style:column-width="111.55mm"/>
    </style:style>
    <style:style style:name="co58" style:family="table-column">
      <style:table-column-properties fo:break-before="auto" style:column-width="81.47mm"/>
    </style:style>
    <style:style style:name="co59" style:family="table-column">
      <style:table-column-properties fo:break-before="auto" style:column-width="83.01mm"/>
    </style:style>
    <style:style style:name="co60" style:family="table-column">
      <style:table-column-properties fo:break-before="auto" style:column-width="64.66mm"/>
    </style:style>
    <style:style style:name="co61" style:family="table-column">
      <style:table-column-properties fo:break-before="auto" style:column-width="38.93mm"/>
    </style:style>
    <style:style style:name="co62" style:family="table-column">
      <style:table-column-properties fo:break-before="auto" style:column-width="76.64mm"/>
    </style:style>
    <style:style style:name="co63" style:family="table-column">
      <style:table-column-properties fo:break-before="auto" style:column-width="43.76mm"/>
    </style:style>
    <style:style style:name="co64" style:family="table-column">
      <style:table-column-properties fo:break-before="auto" style:column-width="78.16mm"/>
    </style:style>
    <style:style style:name="co65" style:family="table-column">
      <style:table-column-properties fo:break-before="auto" style:column-width="102.62mm"/>
    </style:style>
    <style:style style:name="co66" style:family="table-column">
      <style:table-column-properties fo:break-before="auto" style:column-width="50.39mm"/>
    </style:style>
    <style:style style:name="co67" style:family="table-column">
      <style:table-column-properties fo:break-before="auto" style:column-width="102.11mm"/>
    </style:style>
    <style:style style:name="co68" style:family="table-column">
      <style:table-column-properties fo:break-before="auto" style:column-width="83.52mm"/>
    </style:style>
    <style:style style:name="co69" style:family="table-column">
      <style:table-column-properties fo:break-before="auto" style:column-width="69.5mm"/>
    </style:style>
    <style:style style:name="co7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number-columns-repeated="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8" table:default-cell-style-name="Default"/>
        <table:table-column table:style-name="co25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number-columns-repeated="950" table:default-cell-style-name="Default"/>
        <table:table-row table:style-name="ro1">
          <table:table-cell table:style-name="ce1" office:value-type="string" calcext:value-type="string">
            <text:p>Anzahl Probanden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zahl fertiggestellter Studien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urchschnittsalter</text:p>
          </table:table-cell>
          <table:table-cell table:style-name="ce7" office:value-type="float" office:value="23.4" calcext:value-type="float">
            <text:p>23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ännlich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eiblich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udenten der Uni Regensburg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ein Mitglied der Uni Regensburg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ID</text:p>
          </table:table-cell>
          <table:table-cell office:value-type="float" office:value="146809" calcext:value-type="float">
            <text:p>146809</text:p>
          </table:table-cell>
          <table:table-cell office:value-type="float" office:value="146973" calcext:value-type="float">
            <text:p>146973</text:p>
          </table:table-cell>
          <table:table-cell office:value-type="float" office:value="147122" calcext:value-type="float">
            <text:p>147122</text:p>
          </table:table-cell>
          <table:table-cell office:value-type="float" office:value="147125" calcext:value-type="float">
            <text:p>147125</text:p>
          </table:table-cell>
          <table:table-cell office:value-type="float" office:value="147126" calcext:value-type="float">
            <text:p>147126</text:p>
          </table:table-cell>
          <table:table-cell office:value-type="float" office:value="147184" calcext:value-type="float">
            <text:p>147184</text:p>
          </table:table-cell>
          <table:table-cell office:value-type="float" office:value="147301" calcext:value-type="float">
            <text:p>147301</text:p>
          </table:table-cell>
          <table:table-cell office:value-type="float" office:value="147302" calcext:value-type="float">
            <text:p>147302</text:p>
          </table:table-cell>
          <table:table-cell office:value-type="float" office:value="147303" calcext:value-type="float">
            <text:p>147303</text:p>
          </table:table-cell>
          <table:table-cell office:value-type="float" office:value="147308" calcext:value-type="float">
            <text:p>147308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Alter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Geschlecht</text:p>
          </table:table-cell>
          <table:table-cell table:number-columns-repeated="2" office:value-type="string" calcext:value-type="string">
            <text:p>männlic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männlich</text:p>
          </table:table-cell>
          <table:table-cell table:number-columns-repeated="2" office:value-type="string" calcext:value-type="string">
            <text:p>weiblich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weiblich</text:p>
          </table:table-cell>
          <table:table-cell table:number-columns-repeated="2" office:value-type="string" calcext:value-type="string">
            <text:p>männlich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Tätigkeitsbereich</text:p>
          </table:table-cell>
          <table:table-cell table:number-columns-repeated="9" office:value-type="string" calcext:value-type="string">
            <text:p>Student/in</text:p>
          </table:table-cell>
          <table:table-cell office:value-type="string" calcext:value-type="string">
            <text:p>Kein Mitglied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/>
          <table:table-cell table:style-name="Default"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egriff</text:p>
          </table:table-cell>
          <table:table-cell table:number-columns-repeated="10" table:style-name="ce9" office:value-type="string" calcext:value-type="string">
            <text:p>Kategorie</text:p>
          </table:table-cell>
          <table:table-cell table:style-name="ce9" table:number-columns-repeated="7"/>
          <table:table-cell table:style-name="ce5" table:number-columns-repeated="1006"/>
        </table:table-row>
        <table:table-row table:style-name="ro1">
          <table:table-cell office:value-type="string" calcext:value-type="string">
            <text:p>RZ-Passwort ändern</text:p>
          </table:table-cell>
          <table:table-cell table:style-name="Default" office:value-type="string" calcext:value-type="string">
            <text:p>Mein RZ-Account</text:p>
          </table:table-cell>
          <table:table-cell office:value-type="string" calcext:value-type="string">
            <text:p>Mein RZ-Account</text:p>
          </table:table-cell>
          <table:table-cell table:number-columns-repeated="2"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0</text:p>
          </table:table-cell>
          <table:table-cell table:number-columns-repeated="3"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Services für Studenten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Z-Konto</text:p>
          </table:table-cell>
          <table:table-cell table:style-name="Default" office:value-type="string" calcext:value-type="string">
            <text:p>Mein RZ-Account</text:p>
          </table:table-cell>
          <table:table-cell office:value-type="string" calcext:value-type="string">
            <text:p>Mein RZ-Account</text:p>
          </table:table-cell>
          <table:table-cell table:number-columns-repeated="2"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0</text:p>
          </table:table-cell>
          <table:table-cell table:number-columns-repeated="3"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Verfügbare Drucker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Drucken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Drucker &amp; Fax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11</text:p>
          </table:table-cell>
          <table:table-cell table:style-name="Default" office:value-type="string" calcext:value-type="string">
            <text:p>Drucker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WebPrint</text:p>
          </table:table-cell>
          <table:table-cell office:value-type="string" calcext:value-type="string">
            <text:p>RZ Dienste</text:p>
          </table:table-cell>
          <table:table-cell office:value-type="string" calcext:value-type="string">
            <text:p>Drucken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Geräteregistrierung</text:p>
          </table:table-cell>
          <table:table-cell table:style-name="Default" office:value-type="string" calcext:value-type="string">
            <text:p>Mein RZ-Account</text:p>
          </table:table-cell>
          <table:table-cell office:value-type="string" calcext:value-type="string">
            <text:p>WLAN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ugang zum E-Mail Account</text:p>
          </table:table-cell>
          <table:table-cell table:style-name="Default" office:value-type="string" calcext:value-type="string">
            <text:p>Mein RZ-Account</text:p>
          </table:table-cell>
          <table:table-cell table:number-columns-repeated="3"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0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Z-Account mit Smartphone verbinden</text:p>
          </table:table-cell>
          <table:table-cell table:number-columns-repeated="4"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0</text:p>
          </table:table-cell>
          <table:table-cell table:number-columns-repeated="3"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ersönliche Homepage </text:p>
          </table:table-cell>
          <table:table-cell table:number-columns-repeated="2"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enutzerverwaltung</text:p>
          </table:table-cell>
          <table:table-cell office:value-type="string" calcext:value-type="string">
            <text:p>RZ - Team</text:p>
          </table:table-cell>
          <table:table-cell table:number-columns-repeated="3"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Benutzerverwaltung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Mitarbeiter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P- Pool Informationen</text:p>
          </table:table-cell>
          <table:table-cell office:value-type="string" calcext:value-type="string">
            <text:p>Support</text:p>
          </table:table-cell>
          <table:table-cell table:number-columns-repeated="4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Kategorie 14</text:p>
          </table:table-cell>
          <table:table-cell table:number-columns-repeated="3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ent Management System Imperia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Anleitungen und Dokumentationen</text:p>
          </table:table-cell>
          <table:table-cell table:style-name="Default" office:value-type="string" calcext:value-type="string">
            <text:p>Literatur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What the...??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ucker Information</text:p>
          </table:table-cell>
          <table:table-cell office:value-type="string" calcext:value-type="string">
            <text:p>Hardware</text:p>
          </table:table-cell>
          <table:table-cell table:number-columns-repeated="2"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Drucker &amp; Fax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1</text:p>
          </table:table-cell>
          <table:table-cell table:style-name="Default" office:value-type="string" calcext:value-type="string">
            <text:p>Drucker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-Mails versenden und empfangen </text:p>
          </table:table-cell>
          <table:table-cell table:style-name="Default" office:value-type="string" calcext:value-type="string">
            <text:p>Mein RZ-Account</text:p>
          </table:table-cell>
          <table:table-cell table:number-columns-repeated="3"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10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Kommunik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Q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FAQ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rmulare und Anträge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Formulare und Formularscannservice</text:p>
          </table:table-cell>
          <table:table-cell table:style-name="Default" office:value-type="string" calcext:value-type="string">
            <text:p>Formul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must have, interessiert aber niemanden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number-columns-repeated="2"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fostand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Dienstleistungen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net im Wohnheim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3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weiterter IT Support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Dienstleistungen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zlaufwerke und Dateidienste (z.B. Netstorage)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Speicherdienste</text:p>
          </table:table-cell>
          <table:table-cell table:style-name="Default" office:value-type="string" calcext:value-type="string">
            <text:p>Datenlaufwerk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Z-Passwort vergessen </text:p>
          </table:table-cell>
          <table:table-cell table:number-columns-repeated="4"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0</text:p>
          </table:table-cell>
          <table:table-cell table:number-columns-repeated="3"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PN (Virtual Private Network)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lan Nutzung der Universität Regensburg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WLAN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3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Kommunik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kgroupmanager (Benutzerverwaltung der einzelnen Lehrstühle) </text:p>
          </table:table-cell>
          <table:table-cell office:value-type="string" calcext:value-type="string">
            <text:p>RZ Dienste</text:p>
          </table:table-cell>
          <table:table-cell table:number-columns-repeated="2" table:style-name="Default" office:value-type="string" calcext:value-type="string">
            <text:p>Workgroupmanager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4</text:p>
          </table:table-cell>
          <table:table-cell table:style-name="Default" office:value-type="string" calcext:value-type="string">
            <text:p>Benutzerverwaltung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beschaffung über die Universität Regensburg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dows für Mitarbeiter und Studierende 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 für Windows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 Office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angebot für Studierende 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flistung aller downloadbarer Software (Softwarekatalog)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dokumentation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Anleitungen und Dokumentationen</text:p>
          </table:table-cell>
          <table:table-cell table:style-name="Default" office:value-type="string" calcext:value-type="string">
            <text:p>Literatur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mpfohlene Apps der Uni Regensburg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battaktion beim Kauf von Apple-Produkten 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Einkaufen von Hard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Bullshit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inkauf von Hardware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Einkaufen von Hardware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8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eferservice von Hardware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Dienstleistungen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8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paratur-Service für Hardware 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Dienstleistungen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8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räteausleihe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Dienstleistungen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hadensmeldungen von Rechnern und Geräten in CIP-Pools </text:p>
          </table:table-cell>
          <table:table-cell office:value-type="string" calcext:value-type="string">
            <text:p>Support</text:p>
          </table:table-cell>
          <table:table-cell table:number-columns-repeated="4" table:style-name="Default" office:value-type="string" calcext:value-type="string">
            <text:p>CIP-Pools</text:p>
          </table:table-cell>
          <table:table-cell office:value-type="string" calcext:value-type="string">
            <text:p>NULL</text:p>
          </table:table-cell>
          <table:table-cell table:number-columns-repeated="2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P-Pool-Reservierung</text:p>
          </table:table-cell>
          <table:table-cell table:style-name="Default" office:value-type="string" calcext:value-type="string">
            <text:p>Mein RZ-Account</text:p>
          </table:table-cell>
          <table:table-cell table:number-columns-repeated="4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Kategorie 14</text:p>
          </table:table-cell>
          <table:table-cell table:number-columns-repeated="3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utergestütze Prüfungen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Unterstützung für Dozenten</text:p>
          </table:table-cell>
          <table:table-cell table:style-name="Default" office:value-type="string" calcext:value-type="string">
            <text:p>für Studierende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Unterstützung von Kursen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Vorlesungen und Prüfung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IPS 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-Fortbildung für Bedienstete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16</text:p>
          </table:table-cell>
          <table:table-cell table:style-name="Default" office:value-type="string" calcext:value-type="string">
            <text:p>IT-Aus- und Fortbildung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deoplattform/Mediathek der Universtität Regensburg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Datenlaufwerk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Unterstützung von Kursen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-Ausbildung für Studenten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16</text:p>
          </table:table-cell>
          <table:table-cell table:style-name="Default" office:value-type="string" calcext:value-type="string">
            <text:p>IT-Aus- und Fortbildung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fzeichnungen von Vorlesungen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Unterstützung für Dozenten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6</text:p>
          </table:table-cell>
          <table:table-cell table:style-name="Default" office:value-type="string" calcext:value-type="string">
            <text:p>Unterstützung von Kursen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Vorlesungen und Prüfung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iterbildung im Bereich Mediengestaltung (NiceDesign4KMU)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IT-Aus- und Fortbildung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rlesungen in der Mittagspause (Science@Lunch)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6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Vorlesungen und Prüfung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ichermöglichkeiten der Universität Regensburg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peicherdienste</text:p>
          </table:table-cell>
          <table:table-cell table:style-name="Default" office:value-type="string" calcext:value-type="string">
            <text:p>Datenlaufwerk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für Studierende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ennetz</text:p>
          </table:table-cell>
          <table:table-cell office:value-type="string" calcext:value-type="string">
            <text:p>RZ - Team</text:p>
          </table:table-cell>
          <table:table-cell table:style-name="Default" office:value-type="string" calcext:value-type="string">
            <text:p>WLAN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CIP-Pools</text:p>
          </table:table-cell>
          <table:table-cell office:value-type="string" calcext:value-type="string">
            <text:p>Kategorie 5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gitale Zertifikate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WLAN</text:p>
          </table:table-cell>
          <table:table-cell table:style-name="Default" office:value-type="string" calcext:value-type="string">
            <text:p>Literatur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office:value-type="string" calcext:value-type="string">
            <text:p>Kategorie 9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quarantäne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oupwise ( Mailservice)</text:p>
          </table:table-cell>
          <table:table-cell table:style-name="Default" office:value-type="string" calcext:value-type="string">
            <text:p>Mein RZ-Account</text:p>
          </table:table-cell>
          <table:table-cell table:number-columns-repeated="3"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0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FAX</text:p>
          </table:table-cell>
          <table:table-cell table:style-name="Default" office:value-type="string" calcext:value-type="string">
            <text:p>Drucker &amp; Fax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rmularscannservice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Formulare und Formularscannservice</text:p>
          </table:table-cell>
          <table:table-cell table:style-name="Default" office:value-type="string" calcext:value-type="string">
            <text:p>Formul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TP-Zeitserver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What the...??</text:p>
          </table:table-cell>
          <table:table-cell table:style-name="Default" office:value-type="string" calcext:value-type="string">
            <text:p>Kategorie 2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ientific Computing und High Performance Computing (Athene)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What the...??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deokonferenz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6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Kommunik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enscanner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3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isierung von Desktop PCs <text:s/>- Virtuelle Maschine 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Dienstleistungen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What the...??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bdienste des Rechenzentrums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5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tomatisierte Windows-Installation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dows Update Dienst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ux Installationsdienst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takt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bildung am Rechenzentrum</text:p>
          </table:table-cell>
          <table:table-cell office:value-type="string" calcext:value-type="string">
            <text:p>RZ Dienste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16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tarbeiter</text:p>
          </table:table-cell>
          <table:table-cell office:value-type="string" calcext:value-type="string">
            <text:p>RZ - Team</text:p>
          </table:table-cell>
          <table:table-cell table:style-name="Default" office:value-type="string" calcext:value-type="string">
            <text:p>Über das Rechenzentrum</text:p>
          </table:table-cell>
          <table:table-cell office:value-type="string" calcext:value-type="string">
            <text:p>Dienstleistungen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12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fahrt und Lageplänge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llenausschreibung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12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wsletter des Rechenzentrums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Dienstleistungen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News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 und Aufbau des Rechenzentrums 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hresberichte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12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ichte zur Verwendung von Studienbeiträgen (Überhaupt noch aktuell?)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chtliches (Benutzerordnung, Empfehlungen der Universität Regensburg und Datenschutz) <text:s/></text:p>
          </table:table-cell>
          <table:table-cell office:value-type="string" calcext:value-type="string">
            <text:p>RZ Dienste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bserver-Dokumentation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Über das Rechenzentrum</text:p>
          </table:table-cell>
          <table:table-cell office:value-type="string" calcext:value-type="string">
            <text:p>Literatur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4">
          <table:table-cell/>
          <table:table-cell table:style-name="Default" table:number-columns-repeated="17"/>
          <table:table-cell table:number-columns-repeated="100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loext:text> £</loext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 style:data-style-name="N2" text:time-value="09:15:15.286447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5:50:11.689546825</meta:creation-date>
    <dc:date>2015-09-10T09:16:25.579480013</dc:date>
    <meta:editing-duration>PT5H53S</meta:editing-duration>
    <meta:editing-cycles>52</meta:editing-cycles>
    <meta:generator>LibreOffice/4.4.2.2$Linux_x86 LibreOffice_project/40m0$Build-2</meta:generator>
    <meta:document-statistic meta:table-count="1" meta:cell-count="894" meta:object-count="0"/>
  </office:meta>
</office:document-meta>
</file>